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29dd" officeooo:paragraph-rsid="000829dd"/>
    </style:style>
    <style:style style:name="P2" style:family="paragraph" style:parent-style-name="Standard">
      <style:text-properties officeooo:rsid="000829dd" officeooo:paragraph-rsid="0013863b"/>
    </style:style>
    <style:style style:name="P3" style:family="paragraph" style:parent-style-name="Standard">
      <style:text-properties officeooo:rsid="000829dd" officeooo:paragraph-rsid="000a6863"/>
    </style:style>
    <style:style style:name="P4" style:family="paragraph" style:parent-style-name="Standard">
      <style:text-properties officeooo:rsid="00088af4" officeooo:paragraph-rsid="00088af4"/>
    </style:style>
    <style:style style:name="P5" style:family="paragraph" style:parent-style-name="Standard">
      <style:text-properties officeooo:rsid="00088af4" officeooo:paragraph-rsid="0018b35e"/>
    </style:style>
    <style:style style:name="P6" style:family="paragraph" style:parent-style-name="Standard">
      <style:text-properties officeooo:rsid="000add01" officeooo:paragraph-rsid="000add01"/>
    </style:style>
    <style:style style:name="P7" style:family="paragraph" style:parent-style-name="Standard">
      <style:text-properties officeooo:rsid="000add01" officeooo:paragraph-rsid="002e77f1"/>
    </style:style>
    <style:style style:name="P8" style:family="paragraph" style:parent-style-name="Standard">
      <style:text-properties officeooo:rsid="000fc36c" officeooo:paragraph-rsid="000fc36c"/>
    </style:style>
    <style:style style:name="P9" style:family="paragraph" style:parent-style-name="Standard">
      <style:text-properties officeooo:rsid="0018b35e" officeooo:paragraph-rsid="0018b35e"/>
    </style:style>
    <style:style style:name="P10" style:family="paragraph" style:parent-style-name="Standard">
      <style:text-properties officeooo:rsid="001b79c3" officeooo:paragraph-rsid="001b79c3"/>
    </style:style>
    <style:style style:name="P11" style:family="paragraph" style:parent-style-name="Standard">
      <style:text-properties officeooo:paragraph-rsid="002e77f1"/>
    </style:style>
    <style:style style:name="P12" style:family="paragraph" style:parent-style-name="Standard">
      <style:text-properties officeooo:rsid="00371fc8" officeooo:paragraph-rsid="00371fc8"/>
    </style:style>
    <style:style style:name="P13" style:family="paragraph" style:parent-style-name="Standard">
      <style:text-properties officeooo:rsid="0037dc61" officeooo:paragraph-rsid="0037dc61"/>
    </style:style>
    <style:style style:name="P14" style:family="paragraph" style:parent-style-name="Standard">
      <style:text-properties officeooo:rsid="003898a3" officeooo:paragraph-rsid="003898a3"/>
    </style:style>
    <style:style style:name="P15" style:family="paragraph" style:parent-style-name="Standard">
      <style:text-properties officeooo:rsid="0053520e" officeooo:paragraph-rsid="0053520e"/>
    </style:style>
    <style:style style:name="P16" style:family="paragraph" style:parent-style-name="Standard">
      <style:text-properties officeooo:rsid="0029f4ba" officeooo:paragraph-rsid="002e77f1"/>
    </style:style>
    <style:style style:name="P17" style:family="paragraph" style:parent-style-name="Standard">
      <style:text-properties officeooo:rsid="0029f4ba" officeooo:paragraph-rsid="00566bd0"/>
    </style:style>
    <style:style style:name="P18" style:family="paragraph" style:parent-style-name="Standard">
      <style:text-properties officeooo:paragraph-rsid="00566bd0"/>
    </style:style>
    <style:style style:name="P19" style:family="paragraph" style:parent-style-name="Standard" style:list-style-name="L1">
      <style:text-properties officeooo:rsid="000e3293" officeooo:paragraph-rsid="0013863b"/>
    </style:style>
    <style:style style:name="P20" style:family="paragraph" style:parent-style-name="Standard" style:list-style-name="L1">
      <style:text-properties officeooo:rsid="00208373" officeooo:paragraph-rsid="00208373"/>
    </style:style>
    <style:style style:name="P21" style:family="paragraph" style:parent-style-name="Standard" style:list-style-name="L1">
      <style:text-properties officeooo:rsid="00088af4" officeooo:paragraph-rsid="0013863b"/>
    </style:style>
    <style:style style:name="P22" style:family="paragraph" style:parent-style-name="Standard" style:list-style-name="L1">
      <style:text-properties officeooo:rsid="00088af4" officeooo:paragraph-rsid="00088af4"/>
    </style:style>
    <style:style style:name="P23" style:family="paragraph" style:parent-style-name="Standard" style:list-style-name="L1">
      <style:text-properties officeooo:rsid="0013863b" officeooo:paragraph-rsid="0013863b"/>
    </style:style>
    <style:style style:name="P24" style:family="paragraph" style:parent-style-name="Standard" style:list-style-name="L2">
      <style:text-properties officeooo:rsid="00212d49" officeooo:paragraph-rsid="00212d49"/>
    </style:style>
    <style:style style:name="P25" style:family="paragraph" style:parent-style-name="Standard" style:list-style-name="L2">
      <style:text-properties officeooo:rsid="00212d49" officeooo:paragraph-rsid="0022fb97"/>
    </style:style>
    <style:style style:name="P26" style:family="paragraph" style:parent-style-name="Standard" style:list-style-name="L2">
      <style:text-properties officeooo:rsid="005906b9" officeooo:paragraph-rsid="005906b9"/>
    </style:style>
    <style:style style:name="P27" style:family="paragraph" style:parent-style-name="Standard" style:list-style-name="L3">
      <style:text-properties officeooo:rsid="003898a3" officeooo:paragraph-rsid="003898a3"/>
    </style:style>
    <style:style style:name="P28" style:family="paragraph" style:parent-style-name="Standard" style:list-style-name="L4">
      <style:text-properties officeooo:rsid="0053520e" officeooo:paragraph-rsid="0053520e"/>
    </style:style>
    <style:style style:name="P29" style:family="paragraph" style:parent-style-name="Standard" style:list-style-name="L4">
      <style:text-properties officeooo:rsid="001f67f0" officeooo:paragraph-rsid="0053520e"/>
    </style:style>
    <style:style style:name="P30" style:family="paragraph" style:parent-style-name="Standard" style:list-style-name="L4">
      <style:text-properties officeooo:rsid="001f67f0" officeooo:paragraph-rsid="001f67f0"/>
    </style:style>
    <style:style style:name="P31" style:family="paragraph" style:parent-style-name="Standard" style:list-style-name="L5">
      <style:text-properties officeooo:rsid="002e77f1" officeooo:paragraph-rsid="002e77f1"/>
    </style:style>
    <style:style style:name="P32" style:family="paragraph" style:parent-style-name="Standard" style:list-style-name="L6">
      <style:text-properties officeooo:rsid="000829dd" officeooo:paragraph-rsid="0013863b"/>
    </style:style>
    <style:style style:name="P33" style:family="paragraph" style:parent-style-name="Standard" style:list-style-name="L6">
      <style:text-properties officeooo:rsid="001dd19f" officeooo:paragraph-rsid="001dd19f"/>
    </style:style>
    <style:style style:name="P34" style:family="paragraph" style:parent-style-name="Heading_20_1">
      <style:paragraph-properties fo:break-before="page"/>
    </style:style>
    <style:style style:name="P35" style:family="paragraph" style:parent-style-name="Heading_20_2">
      <style:text-properties officeooo:paragraph-rsid="002e77f1"/>
    </style:style>
    <style:style style:name="P36" style:family="paragraph" style:parent-style-name="Heading_20_2">
      <style:text-properties officeooo:rsid="00566bd0" officeooo:paragraph-rsid="00566bd0"/>
    </style:style>
    <style:style style:name="P37" style:family="paragraph" style:parent-style-name="Heading_20_2">
      <style:paragraph-properties fo:break-before="page"/>
    </style:style>
    <style:style style:name="P38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39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T1" style:family="text">
      <style:text-properties officeooo:rsid="000a4a21"/>
    </style:style>
    <style:style style:name="T2" style:family="text">
      <style:text-properties officeooo:rsid="000add01"/>
    </style:style>
    <style:style style:name="T3" style:family="text">
      <style:text-properties officeooo:rsid="000d9423"/>
    </style:style>
    <style:style style:name="T4" style:family="text">
      <style:text-properties officeooo:rsid="0010f1ac"/>
    </style:style>
    <style:style style:name="T5" style:family="text">
      <style:text-properties officeooo:rsid="0014ed68"/>
    </style:style>
    <style:style style:name="T6" style:family="text">
      <style:text-properties officeooo:rsid="00159543"/>
    </style:style>
    <style:style style:name="T7" style:family="text">
      <style:text-properties officeooo:rsid="0019f1e7"/>
    </style:style>
    <style:style style:name="T8" style:family="text">
      <style:text-properties officeooo:rsid="00228406"/>
    </style:style>
    <style:style style:name="T9" style:family="text">
      <style:text-properties officeooo:rsid="0022fb97"/>
    </style:style>
    <style:style style:name="T10" style:family="text">
      <style:text-properties officeooo:rsid="0024c660"/>
    </style:style>
    <style:style style:name="T11" style:family="text">
      <style:text-properties officeooo:rsid="00371fc8"/>
    </style:style>
    <style:style style:name="T12" style:family="text">
      <style:text-properties officeooo:rsid="0037acc1"/>
    </style:style>
    <style:style style:name="T13" style:family="text">
      <style:text-properties officeooo:rsid="0039ca9c"/>
    </style:style>
    <style:style style:name="T14" style:family="text">
      <style:text-properties officeooo:rsid="001f67f0"/>
    </style:style>
    <style:style style:name="T15" style:family="text">
      <style:text-properties officeooo:rsid="005487d1"/>
    </style:style>
    <style:style style:name="T16" style:family="text">
      <style:text-properties officeooo:rsid="00566bd0"/>
    </style:style>
    <style:style style:name="T17" style:family="text">
      <style:text-properties officeooo:rsid="0026609a"/>
    </style:style>
    <style:style style:name="T18" style:family="text">
      <style:text-properties officeooo:rsid="00571130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3"/>
      <text:p text:style-name="Title">FEN2SVG</text:p>
      <text:p text:style-name="Subtitle"><text:span text:style-name="T6">S</text:span>eptembe<text:span text:style-name="T6">r 10</text:span> 2018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38"><text:a xlink:type="simple" xlink:href="#__RefHeading___Toc348_2425275985" text:style-name="Index_20_Link" text:visited-style-name="Index_20_Link">What is this piece of software intented for?<text:tab/>2</text:a></text:p>
          <text:p text:style-name="P38"><text:a xlink:type="simple" xlink:href="#__RefHeading___Toc350_2425275985" text:style-name="Index_20_Link" text:visited-style-name="Index_20_Link">How do I use it?<text:tab/>2</text:a></text:p>
          <text:p text:style-name="P38"><text:a xlink:type="simple" xlink:href="#__RefHeading___Toc352_2425275985" text:style-name="Index_20_Link" text:visited-style-name="Index_20_Link">How does it work?<text:tab/>2</text:a></text:p>
          <text:p text:style-name="P38"><text:a xlink:type="simple" xlink:href="#__RefHeading___Toc354_2425275985" text:style-name="Index_20_Link" text:visited-style-name="Index_20_Link">How to convert to PNG?<text:tab/>2</text:a></text:p>
          <text:p text:style-name="P39"><text:a xlink:type="simple" xlink:href="#__RefHeading___Toc356_2425275985" text:style-name="Index_20_Link" text:visited-style-name="Index_20_Link">Tools used:<text:tab/>2</text:a></text:p>
          <text:p text:style-name="P39"><text:a xlink:type="simple" xlink:href="#__RefHeading___Toc358_2425275985" text:style-name="Index_20_Link" text:visited-style-name="Index_20_Link">SVG template<text:tab/>3</text:a></text:p>
          <text:p text:style-name="P38"><text:a xlink:type="simple" xlink:href="#__RefHeading___Toc360_2425275985" text:style-name="Index_20_Link" text:visited-style-name="Index_20_Link">Why SVG?<text:tab/>3</text:a></text:p>
          <text:p text:style-name="P38"><text:a xlink:type="simple" xlink:href="#__RefHeading___Toc362_2425275985" text:style-name="Index_20_Link" text:visited-style-name="Index_20_Link">How are the pieces located on their square?<text:tab/>3</text:a></text:p>
          <text:p text:style-name="P38"><text:a xlink:type="simple" xlink:href="#__RefHeading___Toc364_2425275985" text:style-name="Index_20_Link" text:visited-style-name="Index_20_Link">Why not SVGZ?<text:tab/>3</text:a></text:p>
          <text:p text:style-name="P38"><text:a xlink:type="simple" xlink:href="#__RefHeading___Toc366_2425275985" text:style-name="Index_20_Link" text:visited-style-name="Index_20_Link">How is the SVG structured?<text:tab/>3</text:a></text:p>
          <text:p text:style-name="P38"><text:a xlink:type="simple" xlink:href="#__RefHeading___Toc368_2425275985" text:style-name="Index_20_Link" text:visited-style-name="Index_20_Link">Which font is used in the base template (for coordinates)?<text:tab/>3</text:a></text:p>
          <text:p text:style-name="P39"><text:a xlink:type="simple" xlink:href="#__RefHeading___Toc370_2425275985" text:style-name="Index_20_Link" text:visited-style-name="Index_20_Link">C<text:tab/>5</text:a></text:p>
          <text:p text:style-name="P38"><text:a xlink:type="simple" xlink:href="#__RefHeading___Toc372_2425275985" text:style-name="Index_20_Link" text:visited-style-name="Index_20_Link">Why has C language been used for development?<text:tab/>5</text:a></text:p>
          <text:p text:style-name="P38"><text:a xlink:type="simple" xlink:href="#__RefHeading___Toc374_2425275985" text:style-name="Index_20_Link" text:visited-style-name="Index_20_Link">How to compile?<text:tab/>5</text:a></text:p>
          <text:p text:style-name="P38"><text:a xlink:type="simple" xlink:href="#__RefHeading___Toc376_2425275985" text:style-name="Index_20_Link" text:visited-style-name="Index_20_Link">Detecting memory leaks<text:tab/>5</text:a></text:p>
          <text:p text:style-name="P39"><text:a xlink:type="simple" xlink:href="#__RefHeading___Toc378_2425275985" text:style-name="Index_20_Link" text:visited-style-name="Index_20_Link">Possible improvements<text:tab/>6</text:a></text:p>
        </text:index-body>
      </text:table-of-content>
      <text:p text:style-name="Text_20_body"/>
      <text:h text:style-name="P37" text:outline-level="2"><text:bookmark-start text:name="__RefHeading___Toc348_2425275985"/>What is this piece of software intented for?<text:bookmark-end text:name="__RefHeading___Toc348_2425275985"/></text:h>
      <text:p text:style-name="Standard">It receive<text:span text:style-name="T11">s</text:span> a FEN string or a file of FEN strings and transform it to chess diagram<text:span text:style-name="T15">(s)</text:span>, in SVG.</text:p>
      <text:p text:style-name="Standard"/>
      <text:h text:style-name="Heading_20_2" text:outline-level="2"><text:bookmark-start text:name="__RefHeading___Toc350_2425275985"/>How do I use it?<text:bookmark-end text:name="__RefHeading___Toc350_2425275985"/></text:h>
      <text:h text:style-name="Heading_20_1" text:outline-level="1"/>
      <text:h text:style-name="P35" text:outline-level="2"><text:bookmark-start text:name="__RefHeading___Toc352_2425275985"/>How does it work?<text:bookmark-end text:name="__RefHeading___Toc352_2425275985"/></text:h>
      <text:p text:style-name="P18">There is no <text:span text:style-name="T16">real </text:span>check of FEN legality. <text:span text:style-name="T17">Row separators (“/”) are just ignored.</text:span></text:p>
      <text:p text:style-name="P11">If less than 64 squares are found, the chessboard is filled with empty squares.</text:p>
      <text:p text:style-name="P11">If more than 64 squares are found, the <text:span text:style-name="T10">surplus is</text:span> simply ignored.</text:p>
      <text:p text:style-name="P16"/>
      <text:p text:style-name="P17"><text:span text:style-name="T16">The main benefit of doing so is that the user as less constraints.</text:span> The board can thus be empty or completely full. <text:span text:style-name="T16">There</text:span> can <text:span text:style-name="T16">be</text:span> <text:span text:style-name="T16">any number of pieces (up to 64), even of the same kind, no king and so on.</text:span></text:p>
      <text:p text:style-name="P7"/>
      <text:h text:style-name="Heading_20_2" text:outline-level="2"><text:bookmark-start text:name="__RefHeading___Toc354_2425275985"/>How to convert to PNG?<text:bookmark-end text:name="__RefHeading___Toc354_2425275985"/></text:h>
      <text:p text:style-name="Standard"/>
      <text:p text:style-name="Standard"/>
      <text:h text:style-name="Heading_20_1" text:outline-level="1"><text:bookmark-start text:name="__RefHeading___Toc356_2425275985"/>Tools used<text:bookmark-end text:name="__RefHeading___Toc356_2425275985"/></text:h>
      <text:list xml:id="list1557552914" text:style-name="L1">
        <text:list-item>
          <text:p text:style-name="P19">SVG editor: Inkscape <text:span text:style-name="T7">&amp; Geany</text:span>,</text:p>
        </text:list-item>
        <text:list-item>
          <text:p text:style-name="P20">SVG cleaner: SVGO,</text:p>
        </text:list-item>
        <text:list-item>
          <text:p text:style-name="P21"><text:span text:style-name="T5">c</text:span>hessmen: Wikimedia Commons:(<text:a xlink:type="simple" xlink:href="https://commons.wikimedia.org/wiki/File:Chess_Pieces_Sprite.svg" text:style-name="Internet_20_link" text:visited-style-name="Visited_20_Internet_20_Link">https://commons.wikimedia.org/wiki/File:Chess_Pieces_Sprite.svg</text:a>),</text:p>
        </text:list-item>
        <text:list-item>
          <text:p text:style-name="P22">C editor: Geany,</text:p>
        </text:list-item>
        <text:list-item>
          <text:p text:style-name="P22">C compilator: GCC <text:span text:style-name="T1">(Linux), MinGW (Windows),</text:span></text:p>
        </text:list-item>
        <text:list-item>
          <text:p text:style-name="P22">C debugger C: Valgrind,</text:p>
        </text:list-item>
        <text:list-item>
          <text:p text:style-name="P23">documentation editor: LibreOffice.</text:p>
        </text:list-item>
      </text:list>
      <text:p text:style-name="P4"/>
      <text:p text:style-name="P5"><text:a xlink:type="simple" xlink:href="https://github.com/Klowner/inkscape-applytransforms" text:style-name="Internet_20_link" text:visited-style-name="Visited_20_Internet_20_Link">https://github.com/Klowner/inkscape-applytransforms</text:a></text:p>
      <text:p text:style-name="P5"/>
      <text:h text:style-name="P34" text:outline-level="1"><text:bookmark-start text:name="__RefHeading___Toc358_2425275985"/>SVG <text:span text:style-name="T18">template</text:span><text:bookmark-end text:name="__RefHeading___Toc358_2425275985"/></text:h>
      <text:p text:style-name="P4"/>
      <text:h text:style-name="Heading_20_2" text:outline-level="2"><text:bookmark-start text:name="__RefHeading___Toc360_2425275985"/>Why SVG?<text:bookmark-end text:name="__RefHeading___Toc360_2425275985"/></text:h>
      <text:list xml:id="list220999624" text:style-name="L2">
        <text:list-item>
          <text:p text:style-name="P24">The end user <text:span text:style-name="T8">(you)</text:span> knows exactly <text:s/>how items are draw.</text:p>
        </text:list-item>
        <text:list-item>
          <text:p text:style-name="P25">The end user <text:span text:style-name="T8">(you)</text:span> <text:span text:style-name="T9">can modify the output drawing</text:span>.</text:p>
        </text:list-item>
        <text:list-item>
          <text:p text:style-name="P26">The diagram is scalable, whatever the resolution, even if this resolution increases within several years.</text:p>
        </text:list-item>
        <text:list-item>
          <text:p text:style-name="P26">You can customize a template of your own (wood squares, another move indicator, …).</text:p>
        </text:list-item>
      </text:list>
      <text:p text:style-name="P4"/>
      <text:h text:style-name="Heading_20_2" text:outline-level="2"><text:bookmark-start text:name="__RefHeading___Toc362_2425275985"/>How are the pieces <text:span text:style-name="T3">locat</text:span>ed on their square?<text:bookmark-end text:name="__RefHeading___Toc362_2425275985"/></text:h>
      <text:p text:style-name="P4"/>
      <text:p text:style-name="P8">Because queen is the tallest piece, it is used as reference. <text:span text:style-name="T2">Queen is centered on its square Other pieces align their bottom with the queen bottom.</text:span></text:p>
      <text:p text:style-name="P6"/>
      <text:h text:style-name="Heading_20_2" text:outline-level="2"><text:bookmark-start text:name="__RefHeading___Toc364_2425275985"/>Why not SVGZ?<text:bookmark-end text:name="__RefHeading___Toc364_2425275985"/></text:h>
      <text:p text:style-name="P14">SVGZ are compressed SVG files.</text:p>
      <text:p text:style-name="P14"/>
      <text:p text:style-name="P14">Therefore, to create SVGZ, two steps are required:</text:p>
      <text:list xml:id="list2468564971" text:style-name="L3">
        <text:list-item>
          <text:p text:style-name="P27">create the SVG (as it is currently the case),</text:p>
        </text:list-item>
        <text:list-item>
          <text:p text:style-name="P27">compress it.</text:p>
          <text:p text:style-name="P27"/>
        </text:list-item>
      </text:list>
      <text:p text:style-name="P14">To compress, <text:span text:style-name="T13">a C program needs a library. However, the goal is to keep FEN2SVG as simple as possible.</text:span></text:p>
      <text:p text:style-name="P14"/>
      <text:p text:style-name="P15">The good news is that you still can compress by yourself if you need it.</text:p>
      <text:p text:style-name="P6"/>
      <text:h text:style-name="Heading_20_2" text:outline-level="2"><text:bookmark-start text:name="__RefHeading___Toc366_2425275985"/>How is the SVG structured?<text:bookmark-end text:name="__RefHeading___Toc366_2425275985"/></text:h>
      <text:p text:style-name="P15">There are two main parts:</text:p>
      <text:list xml:id="list3316723142" text:style-name="L4">
        <text:list-item>
          <text:p text:style-name="P28">the <text:span text:style-name="T14">&lt;defs&gt;&lt;/defs&gt;, </text:span>were</text:p>
          <text:list>
            <text:list-item>
              <text:p text:style-name="P28">p<text:span text:style-name="T14">ieces,</text:span></text:p>
            </text:list-item>
            <text:list-item>
              <text:p text:style-name="P29">coordinates,</text:p>
            </text:list-item>
            <text:list-item>
              <text:p text:style-name="P29">squares,</text:p>
            </text:list-item>
            <text:list-item>
              <text:p text:style-name="P29">border,</text:p>
            </text:list-item>
            <text:list-item>
              <text:p text:style-name="P29">move indicator</text:p>
            </text:list-item>
          </text:list>
          <text:p text:style-name="P28">are defined,</text:p>
        </text:list-item>
        <text:list-item>
          <text:p text:style-name="P28">the below part, where those defined items are used.<text:span text:style-name="T14"> </text:span></text:p>
          <text:p text:style-name="P30"/>
        </text:list-item>
      </text:list>
      <text:h text:style-name="Heading_20_2" text:outline-level="2"><text:bookmark-start text:name="__RefHeading___Toc368_2425275985"/>Which font is used in the base template (for coordinates)?<text:bookmark-end text:name="__RefHeading___Toc368_2425275985"/></text:h>
      <text:p text:style-name="P13">Ume Gothic L</text:p>
      <text:h text:style-name="P34" text:outline-level="1"><text:bookmark-start text:name="__RefHeading___Toc370_2425275985"/>C<text:bookmark-end text:name="__RefHeading___Toc370_2425275985"/></text:h>
      <text:p text:style-name="P9"/>
      <text:h text:style-name="Heading_20_2" text:outline-level="2"><text:bookmark-start text:name="__RefHeading___Toc372_2425275985"/>Why <text:span text:style-name="T11">has </text:span>C <text:span text:style-name="T11">language been used for development</text:span>?<text:bookmark-end text:name="__RefHeading___Toc372_2425275985"/></text:h>
      <text:p text:style-name="P12">C la<text:span text:style-name="T12">ngua</text:span>ge is fast, <text:span text:style-name="T12">lightweight</text:span> and portable., <text:span text:style-name="T12">moreover no graphical user interface is needed.</text:span></text:p>
      <text:p text:style-name="P9"/>
      <text:h text:style-name="Heading_20_2" text:outline-level="2"><text:bookmark-start text:name="__RefHeading___Toc374_2425275985"/>How to compile?<text:bookmark-end text:name="__RefHeading___Toc374_2425275985"/></text:h>
      <text:p text:style-name="P10">gcc fen2svg.c unsortedlinkedlist.c -o fen2svg</text:p>
      <text:p text:style-name="P6"/>
      <text:h text:style-name="P36" text:outline-level="2"><text:bookmark-start text:name="__RefHeading___Toc376_2425275985"/>Detecting memory leaks<text:bookmark-end text:name="__RefHeading___Toc376_2425275985"/></text:h>
      <text:list xml:id="list2541591758" text:style-name="L5">
        <text:list-item>
          <text:p text:style-name="P31">gcc -g -o0 unsortedlinkedlist.c fen2svg.c -o fen2svg</text:p>
        </text:list-item>
        <text:list-item>
          <text:p text:style-name="P31">valgrind -v --leak-check=full ./fen2svg</text:p>
          <text:p text:style-name="P31"/>
        </text:list-item>
      </text:list>
      <text:h text:style-name="P34" text:outline-level="1"><text:bookmark-start text:name="__RefHeading___Toc378_2425275985"/>Possible improvements<text:bookmark-end text:name="__RefHeading___Toc378_2425275985"/></text:h>
      <text:list xml:id="list3096032053" text:style-name="L6">
        <text:list-item>
          <text:p text:style-name="P32"><text:span text:style-name="T4">c</text:span>hange dark and light square columns,</text:p>
        </text:list-item>
        <text:list-item>
          <text:p text:style-name="P32"><text:span text:style-name="T4">c</text:span>hange square texture (e.g. wood),</text:p>
        </text:list-item>
        <text:list-item>
          <text:p text:style-name="P32">add arrows,</text:p>
        </text:list-item>
        <text:list-item>
          <text:p text:style-name="P32">limit output to a given area of the board,</text:p>
        </text:list-item>
        <text:list-item>
          <text:p text:style-name="P33">mark squares with dots, cross, …,</text:p>
        </text:list-item>
        <text:list-item>
          <text:p text:style-name="P32">change move indicator.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1T11:31:04.696799673</meta:creation-date>
    <dc:date>2019-03-03T16:20:12.087280423</dc:date>
    <meta:editing-duration>PT14H52M24S</meta:editing-duration>
    <meta:editing-cycles>57</meta:editing-cycles>
    <meta:generator>LibreOffice/6.0.7.3$Linux_X86_64 LibreOffice_project/00m0$Build-3</meta:generator>
    <meta:document-statistic meta:table-count="0" meta:image-count="0" meta:object-count="0" meta:page-count="6" meta:paragraph-count="80" meta:word-count="546" meta:character-count="3010" meta:non-whitespace-character-count="2572"/>
  </office:meta>
</office:document-meta>
</file>